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P1" style:family="paragraph" style:parent-style-name="Standard" style:master-page-name="Page5.17512.816666666666666Master">
      <style:paragraph-properties style:page-number="auto" fo:break-before="page"/>
    </style:style>
    <style:style style:name="P2" style:family="paragraph" style:parent-style-name="boxSans14.00.00.00">
      <style:text-properties fo:font-size="10pt" style:font-size-asian="10pt" style:font-size-complex="10pt"/>
    </style:style>
    <style:style style:name="fr1" style:family="graphic" style:parent-style-name="FrameStyle">
      <style:graphic-properties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paragraph" svg:x="0.254cm" svg:y="0.254cm" svg:width="12.446cm" svg:height="31.792cm" draw:z-index="0"><draw:text-box><text:p text:style-name="P2">получить на дополнительном, то есть «предельном», экзамене оценку выше средней, чтобы увеличить свой средний балл. </text:p><text:p text:style-name="P2">Налог, средняя ставка которого повышается по мере роста дохода, называется прогрессивным налогом. Такой налог составляет большую величину в абсолютном выражении и более крупную долю в доходе по мере роста этого дохода. Таким образом, можно утверждать, что личный подоходный налог в американской налоговой системе представляет собой умеренно прогрессивный налог. (Ключевой вопрос 15.) </text:p><text:p text:style-name="P2">Налоги на заработную плату. Взносы в систему социального обеспечения, или иалоги иа заработную плату, представляют собой выплаты в обязательные программы страхования — страхования по старости и медицинского страхования (Мейсаге), — предусмотренные законодательством о социальном страховании. Эти налоги взимаются и с предпринимателей, и с работников. Совершенствование и расширение программ социального страхования в сочетании с ростом численности работающих привели в последние годы к значительному увеличению налогов на заработную плату. В 1995 г. каждый из нанимателей и работников заплатил налог в размере 7,65% с первых 61 200 дол. годового дохода работника. Кроме того, каждый из нанимателей и работников выплатил 1,45% от общего фонда заработной платы для финансирования программы 'Ме@саге. </text:p><text:p text:style-name="P2">Налог на прибыли корпораций. Федеральное правительство также взимает налоги с корпораций. Как следует из названия, налогом иа прибыль корпораций облагаются корпоративные прибыли, то есть разность между их совокупными доходами и совокупными расходами. Базовая ставка составляет 35% и применяется к годовым прибылям свыше 10 млн дол. Фирма, получившая 15 млн дол. прибыли, заплатит корпоративный налог в размере 1 750 тыс. дол. (5 000 000 дол. х 0,35). Фирмы, чьи прибыли составляют меньше 10 млн дол. в год, облагаются налогом по более низкой ставке. </text:p><text:p text:style-name="P2">Акцизные налоги. Налоги, которыми облагаются оборот или потребление товаров, могут принимать форму налога с продаж или акциза. Эти два вида налогов различаются между собой в основном по степени охвата. Налог с продаж применяется к широкому кругу товаров, в то время как акцизом облагается небольшой, избранный перечень товаров. Как свидетельствует рис. 5-7, федеральное правительство собирает акцизный налог (с таких товаров, как алкогольная продукция, табачные изделия, бензин). Федеральное правительство не взимает общий налог с продаж, но для большинства местных органов власти этот налог — хлеб насущный.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xSans14.00.00.00" style:family="paragraph">
      <style:paragraph-properties style:line-spacing="0cm" fo:text-align="start" style:justify-single-word="false"/>
      <style:text-properties style:font-name="Sans" fo:font-family="Sans" fo:font-size="14pt" fo:letter-spacing="normal" fo:font-style="normal" fo:font-weight="normal"/>
    </style:style>
    <style:style style:name="Frame_20_contents" style:display-name="Frame contents" style:family="paragraph" style:parent-style-name="Standard" style:class="extra"/>
    <style:style style:name="Photo" style:family="graphic">
      <style:graphic-properties draw:fill="none"/>
    </style:style>
    <style:style style:name="FrameStyle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5.17512.816666666666666Master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8T18:25:05.223741432</dc:date>
    <meta:editing-duration>PT25S</meta:editing-duration>
    <meta:editing-cycles>1</meta:editing-cycles>
    <meta:document-statistic meta:table-count="0" meta:image-count="0" meta:object-count="0" meta:page-count="1" meta:paragraph-count="5" meta:word-count="335" meta:character-count="2455" meta:non-whitespace-character-count="2118"/>
  </office:meta>
</office:document-meta>
</file>